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C0D000029F7428E60D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3" style:family="table">
      <style:table-properties style:width="16.702cm" fo:margin-left="-0.023cm" fo:margin-right="0.019cm" table:align="margins"/>
    </style:style>
    <style:style style:name="Tabel3.A" style:family="table-column">
      <style:table-column-properties style:column-width="1.453cm" style:rel-column-width="5702*"/>
    </style:style>
    <style:style style:name="Tabel3.B" style:family="table-column">
      <style:table-column-properties style:column-width="2.117cm" style:rel-column-width="8305*"/>
    </style:style>
    <style:style style:name="Tabel3.C" style:family="table-column">
      <style:table-column-properties style:column-width="2.217cm" style:rel-column-width="8699*"/>
    </style:style>
    <style:style style:name="Tabel3.D" style:family="table-column">
      <style:table-column-properties style:column-width="10.915cm" style:rel-column-width="42829*"/>
    </style:style>
    <style:style style:name="Tabel3.A1" style:family="table-cell">
      <style:table-cell-properties fo:padding-left="0.191cm" fo:padding-right="0.191cm" fo:padding-top="0cm" fo:padding-bottom="0cm" fo:border="0.5pt solid #000000"/>
    </style:style>
    <style:style style:name="Tabel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/>
      <style:text-properties style:use-window-font-color="true" style:font-name="Arial1" fo:font-size="16pt" style:font-size-asian="16pt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line-height="150%" fo:text-align="end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use-window-font-color="true" style:font-name="Arial1" fo:font-size="20pt" fo:font-weight="bold" style:font-size-asian="20pt" style:font-weight-asian="bold" style:font-size-complex="24pt" style:font-weight-complex="bold"/>
    </style:style>
    <style:style style:name="P10" style:family="paragraph" style:parent-style-name="Standard">
      <style:paragraph-properties fo:line-height="150%" fo:text-align="end" style:justify-single-word="false" fo:padding-left="0cm" fo:padding-right="0cm" fo:padding-top="0cm" fo:padding-bottom="0.035cm" fo:border-left="none" fo:border-right="none" fo:border-top="none" fo:border-bottom="0.99pt solid #000000"/>
      <style:text-properties style:use-window-font-color="true" style:font-name="Arial1" fo:font-size="16pt" style:font-size-asian="16pt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Arial1" fo:font-size="12pt" fo:font-style="italic" style:font-name-asian="Courier" style:font-size-asian="12pt" style:font-style-asian="italic" style:font-name-complex="Courier" style:font-size-complex="12pt" style:font-style-complex="italic"/>
    </style:style>
    <style:style style:name="P20" style:family="paragraph" style:parent-style-name="Text_20_body">
      <style:paragraph-properties fo:line-height="150%" fo:text-align="start" style:justify-single-word="false"/>
    </style:style>
    <style:style style:name="P21" style:family="paragraph" style:parent-style-name="Normal">
      <style:paragraph-properties fo:line-height="150%" fo:text-align="end" style:justify-single-word="false"/>
      <style:text-properties fo:font-weight="bold" style:font-weight-asian="bold" style:font-weight-complex="bold"/>
    </style:style>
    <style:style style:name="P22" style:family="paragraph" style:parent-style-name="Normal">
      <style:paragraph-properties fo:line-height="150%"/>
      <style:text-properties style:use-window-font-color="true" style:font-name="Arial1" fo:font-size="16pt" style:font-size-asian="16pt"/>
    </style:style>
    <style:style style:name="P23" style:family="paragraph" style:parent-style-name="Normal">
      <style:paragraph-properties fo:line-height="150%" fo:text-align="center" style:justify-single-word="false"/>
      <style:text-properties style:use-window-font-color="true" style:font-name="Arial1" fo:font-size="24pt" fo:font-weight="bold" style:font-size-asian="24pt" style:font-weight-asian="bold"/>
    </style:style>
    <style:style style:name="P24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/>
    </style:style>
    <style:style style:name="P25" style:family="paragraph" style:parent-style-name="Normal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6" style:family="paragraph" style:parent-style-name="Normal">
      <style:paragraph-properties fo:line-height="150%"/>
      <style:text-properties style:use-window-font-color="true" style:font-name="Arial1" fo:font-size="12pt" style:font-size-asian="12pt" style:font-size-complex="12pt" style:font-weight-complex="bold"/>
    </style:style>
    <style:style style:name="P27" style:family="paragraph" style:parent-style-name="Normal">
      <style:paragraph-properties fo:line-height="100%"/>
      <style:text-properties style:use-window-font-color="true" style:font-name="Arial1" fo:font-size="12pt" style:font-size-asian="12pt" style:font-size-complex="12pt" style:font-weight-complex="bold"/>
    </style:style>
    <style:style style:name="P28" style:family="paragraph" style:parent-style-name="Normal">
      <style:paragraph-properties fo:line-height="150%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Normal">
      <style:paragraph-properties fo:line-height="100%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Normal">
      <style:paragraph-properties fo:line-height="150%"/>
    </style:style>
    <style:style style:name="P31" style:family="paragraph" style:parent-style-name="Normal">
      <style:paragraph-properties fo:line-height="150%" fo:padding-left="0cm" fo:padding-right="0cm" fo:padding-top="0.035cm" fo:padding-bottom="0cm" fo:border-left="none" fo:border-right="none" fo:border-top="1.5pt solid #000000" fo:border-bottom="none" style:shadow="none"/>
      <style:text-properties style:use-window-font-color="true" style:font-name="Arial1"/>
    </style:style>
    <style:style style:name="P32" style:family="paragraph" style:parent-style-name="Normal">
      <style:paragraph-properties fo:line-height="150%"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3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2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6.699cm" style:type="right" style:leader-style="dotted" style:leader-text="."/>
        </style:tab-stops>
      </style:paragraph-properties>
    </style:style>
    <style:style style:name="P37" style:family="paragraph" style:parent-style-name="Normal" style:master-page-name="MPF0">
      <style:paragraph-properties fo:margin-left="9.2cm" fo:margin-right="0cm" fo:line-height="150%" fo:text-align="end" style:justify-single-word="false" fo:text-indent="0cm" style:auto-text-indent="false" style:page-number="auto" fo:break-before="page">
        <style:tab-stops/>
      </style:paragraph-properties>
    </style:style>
    <style:style style:name="P38" style:family="paragraph" style:parent-style-name="Normal">
      <style:paragraph-properties fo:line-height="150%" fo:text-align="center" style:justify-single-word="false"/>
      <style:text-properties style:use-window-font-color="true" style:font-name="Arial1" fo:font-size="24pt" fo:font-weight="bold" style:font-size-asian="24pt" style:font-weight-asian="bold"/>
    </style:style>
    <style:style style:name="P39" style:family="paragraph" style:parent-style-name="Standard">
      <style:text-properties fo:font-weight="normal" style:font-weight-asian="normal" style:font-weight-complex="normal"/>
    </style:style>
    <style:style style:name="P40" style:family="paragraph" style:parent-style-name="Text_20_body" style:list-style-name="L1"/>
    <style:style style:name="P41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2" style:family="paragraph" style:parent-style-name="Text_20_body">
      <style:paragraph-properties fo:line-height="150%" fo:text-align="start" style:justify-single-word="false"/>
      <style:text-properties style:font-name="Arial1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Text_20_body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44" style:family="paragraph" style:parent-style-name="Text_20_body">
      <style:paragraph-properties fo:line-height="150%" fo:text-align="start" style:justify-single-word="false"/>
    </style:style>
    <style:style style:name="P45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48" style:family="paragraph" style:parent-style-name="Heading_20_1">
      <style:paragraph-properties fo:line-height="150%" fo:text-align="center" style:justify-single-word="false"/>
      <style:text-properties fo:font-size="16pt" style:font-size-asian="16pt" style:font-size-complex="16pt"/>
    </style:style>
    <style:style style:name="P49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50" style:family="paragraph" style:parent-style-name="Heading_20_2">
      <style:text-properties fo:font-style="normal" style:font-style-asian="normal" style:font-style-complex="normal"/>
    </style:style>
    <style:style style:name="P51" style:family="paragraph" style:parent-style-name="Heading_20_2">
      <style:paragraph-properties fo:line-height="150%"/>
      <style:text-properties fo:font-style="normal" style:font-style-asian="normal" style:font-style-complex="normal"/>
    </style:style>
    <style:style style:name="P52" style:family="paragraph" style:parent-style-name="Heading_20_2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53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54" style:family="paragraph" style:parent-style-name="Heading_20_2">
      <style:text-properties fo:font-style="italic" style:font-style-asian="italic" style:font-style-complex="italic"/>
    </style:style>
    <style:style style:name="T1" style:family="text">
      <style:text-properties style:use-window-font-color="true" style:font-name="Arial1"/>
    </style:style>
    <style:style style:name="T2" style:family="text">
      <style:text-properties style:use-window-font-color="true" style:font-name="Arial1" fo:font-weight="bold" style:font-weight-asian="bold"/>
    </style:style>
    <style:style style:name="T3" style:family="text"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1" fo:font-size="16pt" fo:font-weight="bold" style:font-size-asian="16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/>
    </style:style>
    <style:style style:name="T6" style:family="text">
      <style:text-properties fo:language="en" fo:country="US" fo:font-weight="bold" style:font-weight-asian="bold" style:font-size-complex="2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"/>
      </text:sequence-decls>
      <text:p text:style-name="P37"><text:span text:style-name="Default_20_Paragraph_20_Font"><text:span text:style-name="T2">Projekt: Sorting Industrial Robot</text:span></text:span></text:p>
      <text:p text:style-name="P21"><text:span text:style-name="Default_20_Paragraph_20_Font"><text:span text:style-name="T1">Dato: 02-03-2012</text:span></text:span></text:p>
      <text:p text:style-name="P3"/>
      <text:p text:style-name="P3"/>
      <text:p text:style-name="P3"/>
      <text:p text:style-name="P3"/>
      <text:p text:style-name="P4"/>
      <text:p text:style-name="P9"/>
      <text:p text:style-name="P31">Titel:</text:p>
      <text:p text:style-name="P22"/>
      <text:p text:style-name="P23">Systemarkitektur</text:p>
      <text:p text:style-name="P23">for </text:p>
      <text:p text:style-name="P23">Sorting Industrial Robot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10"><text:s/><text:span text:style-name="T6">RoboGO</text:span></text:p>
      <text:p text:style-name="P6"/>
      <text:p text:style-name="P6"/>
      <text:p text:style-name="P6"/>
      <text:p text:style-name="P6"><text:span text:style-name="Default_20_Paragraph_20_Font"><text:span text:style-name="T4"/></text:span></text:p>
      <text:p text:style-name="P32"><text:span text:style-name="Default_20_Paragraph_20_Font"><text:span text:style-name="T3">Versionshistorik</text:span></text:span>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24">Ver.</text:p>
          </table:table-cell>
          <table:table-cell table:style-name="Tabel3.A1" office:value-type="string">
            <text:p text:style-name="P24">Dato</text:p>
          </table:table-cell>
          <table:table-cell table:style-name="Tabel3.A1" office:value-type="string">
            <text:p text:style-name="P24">Initialer</text:p>
          </table:table-cell>
          <table:table-cell table:style-name="Tabel3.A1" office:value-type="string">
            <text:p text:style-name="P24">Beskrivelse</text:p>
          </table:table-cell>
        </table:table-row>
        <table:table-row>
          <table:table-cell table:style-name="Tabel3.A1" office:value-type="string">
            <text:p text:style-name="P25">0.1</text:p>
          </table:table-cell>
          <table:table-cell table:style-name="Tabel3.A1" office:value-type="string">
            <text:p text:style-name="P28">02-03-12</text:p>
          </table:table-cell>
          <table:table-cell table:style-name="Tabel3.A1" office:value-type="string">
            <text:p text:style-name="P28">RHT</text:p>
          </table:table-cell>
          <table:table-cell table:style-name="Tabel3.A1" office:value-type="string">
            <text:p text:style-name="P26">Første udkast lavet fra sidste projekt.</text:p>
          </table:table-cell>
        </table:table-row>
        <table:table-row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6"/>
          </table:table-cell>
        </table:table-row>
        <table:table-row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6"/>
          </table:table-cell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7"/>
          </table:table-cell>
        </table:table-row>
        <table:table-row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8"/>
          </table:table-cell>
          <table:table-cell table:style-name="Tabel3.A1" office:value-type="string">
            <text:p text:style-name="P29"/>
          </table:table-cell>
        </table:table-row>
        <table:table-row>
          <table:table-cell table:style-name="Tabel3.A6" office:value-type="string">
            <text:p text:style-name="P28"/>
          </table:table-cell>
          <table:table-cell table:style-name="Tabel3.A6" office:value-type="string">
            <text:p text:style-name="P28"/>
          </table:table-cell>
          <table:table-cell table:style-name="Tabel3.A6" office:value-type="string">
            <text:p text:style-name="P28"/>
          </table:table-cell>
          <table:table-cell table:style-name="Tabel3.A6" office:value-type="string">
            <text:p text:style-name="P29"/>
          </table:table-cell>
        </table:table-row>
        <table:table-row>
          <table:table-cell table:style-name="Tabel3.A6" office:value-type="string">
            <text:p text:style-name="P28"/>
          </table:table-cell>
          <table:table-cell table:style-name="Tabel3.A6" office:value-type="string">
            <text:p text:style-name="P28"/>
          </table:table-cell>
          <table:table-cell table:style-name="Tabel3.A6" office:value-type="string">
            <text:p text:style-name="P28"/>
          </table:table-cell>
          <table:table-cell table:style-name="Tabel3.A6" office:value-type="string">
            <text:p text:style-name="P29"/>
          </table:table-cell>
        </table:table-row>
      </table:table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3">Indholdsfortegnelse</text:p>
          </text:index-title>
          <text:p text:style-name="P36">Introduktion<text:tab/>5</text:p>
          <text:p text:style-name="P35">Formål<text:tab/>5</text:p>
          <text:p text:style-name="P35">Referencer<text:tab/>5</text:p>
          <text:p text:style-name="P35">Definitioner<text:tab/>5</text:p>
          <text:p text:style-name="P35">Dokumentstruktur og læsevejledning<text:tab/>5</text:p>
          <text:p text:style-name="P35">Dokumentets rolle i en iterativ udvikling<text:tab/>6</text:p>
          <text:p text:style-name="P36">System oversigt<text:tab/>7</text:p>
          <text:p text:style-name="P35">System kontekst<text:tab/>7</text:p>
          <text:p text:style-name="P35">System introduktion<text:tab/>7</text:p>
          <text:p text:style-name="P36">Systemets grænseflader<text:tab/>7</text:p>
          <text:p text:style-name="P35">Grænseflader til person aktører<text:tab/>7</text:p>
          <text:p text:style-name="P34">Fører<text:tab/>7</text:p>
          <text:p text:style-name="P34">Tekniker<text:tab/>7</text:p>
          <text:p text:style-name="P35">Grænseflader til eksterne system aktører<text:tab/>7</text:p>
          <text:p text:style-name="P35">Grænseflader til hardware aktører<text:tab/>7</text:p>
          <text:p text:style-name="P35">Grænseflader til software aktører<text:tab/>7</text:p>
          <text:p text:style-name="P36">Use case view<text:tab/>7</text:p>
          <text:p text:style-name="P35">Oversigt<text:tab/>7</text:p>
          <text:p text:style-name="P36">Logisk view<text:tab/>7</text:p>
          <text:p text:style-name="P35">Oversigt<text:tab/>7</text:p>
          <text:p text:style-name="P35">Use case realiseringer<text:tab/>8</text:p>
          <text:p text:style-name="P35">Use-case X: XXX<text:tab/>8</text:p>
          <text:p text:style-name="P35">Beskrivelse<text:tab/>8</text:p>
          <text:p text:style-name="P36">Proces view<text:tab/>8</text:p>
          <text:p text:style-name="P35">Oversigt over processer<text:tab/>8</text:p>
          <text:p text:style-name="P35">Implementering<text:tab/>8</text:p>
          <text:p text:style-name="P35">Kommunikation og synkronisering<text:tab/>8</text:p>
          <text:p text:style-name="P35">Procesbeskrivelser<text:tab/>8</text:p>
          <text:p text:style-name="P36">Deployment view<text:tab/>8</text:p>
          <text:p text:style-name="P35">Oversigt over systemkonfigureringer<text:tab/>8</text:p>
          <text:p text:style-name="P35">Systemkonfigureringer<text:tab/>8</text:p>
          <text:p text:style-name="P35">Node beskrivelser<text:tab/>8</text:p>
          <text:p text:style-name="P36">Development view<text:tab/>9</text:p>
          <text:p text:style-name="P35">Oversigt<text:tab/>9</text:p>
          <text:p text:style-name="P35">Komponentbeskrivelser<text:tab/>9</text:p>
          <text:p text:style-name="P36">Generelle designbeslutninger<text:tab/>9</text:p>
          <text:p text:style-name="P35">Arkitektur mål og begrænsninger<text:tab/>9</text:p>
          <text:p text:style-name="P35">Arkitektur mønstre<text:tab/>9</text:p>
          <text:p text:style-name="P35">Generelle brugergrænsefladeregler<text:tab/>9</text:p>
          <text:p text:style-name="P35">Fejlhåndtering<text:tab/>9</text:p>
          <text:p text:style-name="P35">Implementeringssprog og værktøjer<text:tab/>9</text:p>
          <text:p text:style-name="P35">Implementeringsbiblioteker<text:tab/>9</text:p>
          <text:p text:style-name="P36">Størrelse og ydelse<text:tab/>9</text:p>
          <text:p text:style-name="P36">Kvalitet<text:tab/>9</text:p>
          <text:p text:style-name="P36">Oversættelse <text:tab/>10</text:p>
          <text:p text:style-name="P35">Oversættelse-hardware<text:tab/>10</text:p>
          <text:p text:style-name="P35">Oversættelse-software<text:tab/>10</text:p>
          <text:p text:style-name="P35">Oversættelse og linkning<text:tab/>10</text:p>
          <text:p text:style-name="P35">Installation<text:tab/>10</text:p>
          <text:p text:style-name="P36"><text:soft-page-break/>Kørsel<text:tab/>10</text:p>
          <text:p text:style-name="P35">Kørsels-hardware<text:tab/>10</text:p>
          <text:p text:style-name="P35">Kørsels-software<text:tab/>10</text:p>
          <text:p text:style-name="P35">Start og stop<text:tab/>10</text:p>
          <text:p text:style-name="P35">Informationsdisplay<text:tab/>10</text:p>
          <text:p text:style-name="P36">Bilag<text:tab/>10</text:p>
        </text:index-body>
      </text:table-of-content>
      <text:p text:style-name="P5"/>
      <text:h text:style-name="P49" text:outline-level="1">Introduktion</text:h>
      <text:h text:style-name="P50" text:outline-level="2">Formål</text:h>
      <text:p text:style-name="Text_20_body">Formålet med dette systemarkitektur-dokument er at dokumentere designet af SIR. </text:p>
      <text:p text:style-name="Text_20_body">De væsentlige aspekter af designet er specificeret heri, og man kan ved at læse dette dokument opnå et overblik over designet. </text:p>
      <text:h text:style-name="P50" text:outline-level="2">Referencer</text:h>
      <text:p text:style-name="Text_20_body">[1] Kravspecifikation</text:p>
      <text:p text:style-name="Text_20_body">[2] Doxygen generet kode dokumentation.</text:p>
      <text:h text:style-name="P50" text:outline-level="2">Definitioner</text:h>
      <text:p text:style-name="P16">Tekst.</text:p>
      <text:h text:style-name="P50" text:outline-level="2">Dokumentstruktur og læsevejledning</text:h>
      <text:p text:style-name="Text_20_body">Vi har taget udgangspunkt i 4+1 modellen, som illustrerer forskellige måder at vise softwarearkitekturen på. </text:p>
      <text:p text:style-name="Text_20_body"><draw:frame draw:style-name="fr1" draw:name="Frame2" text:anchor-type="paragraph" svg:width="16.801cm" draw:z-index="0"><draw:text-box fo:min-height="11.979cm"><text:p text:style-name="Illustration"><draw:frame draw:style-name="fr2" draw:name="graphics2" text:anchor-type="paragraph" svg:x="0.004cm" svg:y="0.931cm" svg:width="16.533cm" style:rel-width="98%" svg:height="10.691cm" style:rel-height="scale" draw:z-index="1"><draw:image xlink:href="Pictures/2000000900003C0D000029F7428E60DE.svm" xlink:type="simple" xlink:show="embed" xlink:actuate="onLoad"/></draw:frame>Illustration <text:sequence text:ref-name="refIllustration0" text:name="Illustration" text:formula="ooow:Illustration+1" style:num-format="1">1</text:sequence>: 4+1 modellen</text:p></draw:text-box></draw:frame></text:p>
      <text:h text:style-name="P50" text:outline-level="2"><text:soft-page-break/>Dokumentets rolle i en iterativ udvikling</text:h>
      <text:p text:style-name="Text_20_body">Selve dokumentet består af dokumentationen fra de fire iterationer. </text:p>
      <text:p text:style-name="Text_20_body">I iterationerne er der arbejdet <text:s/>med:</text:p>
      <text:list xml:id="list36731832" text:style-name="L1">
        <text:list-item>
          <text:p text:style-name="P40">Udarbejdelse af use-cases i kravspecifikation.</text:p>
        </text:list-item>
        <text:list-item>
          <text:p text:style-name="P40">Design af use-cases.</text:p>
        </text:list-item>
      </text:list>
      <text:list xml:id="list36724502" text:style-name="L2">
        <text:list-item>
          <text:p text:style-name="P45">Sekvensdiagrammer.</text:p>
        </text:list-item>
        <text:list-item>
          <text:p text:style-name="P45">Klassebeskrivelser (Doxygen).</text:p>
        </text:list-item>
        <text:list-item>
          <text:p text:style-name="P45">Klassediagrammer.</text:p>
        </text:list-item>
      </text:list>
      <text:list xml:id="list37175972" text:continue-list="list36731832" text:style-name="L1">
        <text:list-item>
          <text:p text:style-name="P40">Implementering af use-cases.</text:p>
        </text:list-item>
        <text:list-item>
          <text:p text:style-name="P40">Unit test og integreringstest.</text:p>
        </text:list-item>
        <text:list-item>
          <text:p text:style-name="P40">Accepttest udarbejdet ud fra kravspecifikationen.</text:p>
        </text:list-item>
        <text:list-item>
          <text:p text:style-name="P40">Udarbejdelse af projektrapport.</text:p>
        </text:list-item>
      </text:list>
      <text:p text:style-name="Text_20_body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p text:style-name="P12"/>
      <text:p text:style-name="P12"/>
      <text:p text:style-name="P12"/>
      <text:p text:style-name="P12"/>
      <text:h text:style-name="P46" text:outline-level="1"/>
      <text:p text:style-name="P12"/>
      <text:p text:style-name="P12"/>
      <text:h text:style-name="P47" text:outline-level="1"><text:soft-page-break/>System oversigt</text:h>
      <text:h text:style-name="P50" text:outline-level="2">System kontekst</text:h>
      <text:p text:style-name="P16">Tekst.</text:p>
      <text:h text:style-name="P50" text:outline-level="2">System introduktion</text:h>
      <text:p text:style-name="P16">Tekst.</text:p>
      <text:h text:style-name="P46" text:outline-level="1">Systemets grænseflader</text:h>
      <text:h text:style-name="P50" text:outline-level="2">Grænseflader til person aktører</text:h>
      <text:p text:style-name="P16">Tekst.</text:p>
      <text:h text:style-name="Heading_20_3" text:outline-level="3">Fører</text:h>
      <text:p text:style-name="P16">Tekst.</text:p>
      <text:h text:style-name="Heading_20_3" text:outline-level="3">Tekniker</text:h>
      <text:p text:style-name="P16">Tekst.</text:p>
      <text:h text:style-name="P50" text:outline-level="2">Grænseflader til eksterne system aktører</text:h>
      <text:p text:style-name="P16">Tekst.</text:p>
      <text:h text:style-name="P50" text:outline-level="2">Grænseflader til hardware aktører</text:h>
      <text:p text:style-name="P16">Tekst.</text:p>
      <text:h text:style-name="P50" text:outline-level="2">Grænseflader til software aktører</text:h>
      <text:p text:style-name="P16">Tekst.</text:p>
      <text:h text:style-name="P47" text:outline-level="1">Use case view</text:h>
      <text:h text:style-name="P50" text:outline-level="2">Oversigt</text:h>
      <text:p text:style-name="P16">Se use cases under Kravspecifikationen.</text:p>
      <text:h text:style-name="P47" text:outline-level="1">Logisk view</text:h>
      <text:h text:style-name="P50" text:outline-level="2">Oversigt</text:h>
      <text:p text:style-name="P16">Tekst.</text:p>
      <text:p text:style-name="P5"><text:s/></text:p>
      <text:p text:style-name="P13">Drivere:</text:p>
      <text:p text:style-name="P14"><text:soft-page-break/>Tekst.</text:p>
      <text:h text:style-name="P50" text:outline-level="2">Use case realiseringer</text:h>
      <text:p text:style-name="P16">Tekst.</text:p>
      <text:h text:style-name="P50" text:outline-level="2">Use-case X: XXX</text:h>
      <text:p text:style-name="P16">Noget der forklarer hvad der sker i use casen for eksempel med hjælp af et sekvensdiagram.</text:p>
      <text:h text:style-name="P53" text:outline-level="2">Beskrivelse</text:h>
      <text:p text:style-name="P16">Tekst.</text:p>
      <text:h text:style-name="P47" text:outline-level="1">Proces view</text:h>
      <text:h text:style-name="P50" text:outline-level="2">Oversigt over processer</text:h>
      <text:p text:style-name="P20">Tekst.</text:p>
      <text:h text:style-name="P50" text:outline-level="2">Implementering</text:h>
      <text:p text:style-name="P20">Tekst.</text:p>
      <text:h text:style-name="P50" text:outline-level="2">Kommunikation og synkronisering</text:h>
      <text:p text:style-name="P20">Tekst.</text:p>
      <text:h text:style-name="P50" text:outline-level="2">Procesbeskrivelser</text:h>
      <text:p text:style-name="Standard"><text:span text:style-name="T5">Tekst.</text:span><text:line-break/></text:p>
      <text:p text:style-name="Text_20_body"/>
      <text:h text:style-name="P47" text:outline-level="1">Deployment view</text:h>
      <text:h text:style-name="P50" text:outline-level="2">Oversigt over systemkonfigureringer</text:h>
      <text:p text:style-name="P20">Tekst.</text:p>
      <text:h text:style-name="P50" text:outline-level="2">Systemkonfigureringer</text:h>
      <text:p text:style-name="P20">Tekst.</text:p>
      <text:h text:style-name="P50" text:outline-level="2">Node beskrivelser</text:h>
      <text:p text:style-name="P20">Tekst.</text:p>
      <text:h text:style-name="P47" text:outline-level="1"><text:soft-page-break/>Development view</text:h>
      <text:h text:style-name="P50" text:outline-level="2">Oversigt</text:h>
      <text:p text:style-name="P20">Tekst.</text:p>
      <text:p text:style-name="Standard"/>
      <text:h text:style-name="P50" text:outline-level="2">Komponentbeskrivelser</text:h>
      <text:p text:style-name="P41">Se dokumentation på CD´en <text:s/>for kode dokumentation(”kode autogen dokumentation.pdf”).</text:p>
      <text:h text:style-name="P47" text:outline-level="1">Generelle designbeslutninger</text:h>
      <text:p text:style-name="P11">Dette afsnit beskriver de beslutninger vi har taget om arkitekturdesign.</text:p>
      <text:h text:style-name="P54" text:outline-level="2">Arkitektur mål og begrænsninger</text:h>
      <text:p text:style-name="P20">Tekst.</text:p>
      <text:h text:style-name="P54" text:outline-level="2">Arkitektur mønstre</text:h>
      <text:p text:style-name="P20">Vi har valgt at bruge MVVM pattern til at implementere programmet.</text:p>
      <text:p text:style-name="P20">Dette er blevet valgt da C# med WPF giver relativ nem mulighed for at implementere med MVVM pattern. Ting som DataBinding og Commands.</text:p>
      <text:p text:style-name="P20">Andre patterns der er blevet brugt er Singleton og Factory sammen med Indirection for at fjerne afhængighed fra forskellige komponenter i systemet samt at flere klasser havde brug for at deles om de samme klasse instanser.</text:p>
      <text:h text:style-name="P54" text:outline-level="2">Generelle brugergrænsefladeregler</text:h>
      <text:p text:style-name="P20">Tekst.</text:p>
      <text:h text:style-name="P54" text:outline-level="2">Fejlhåndtering</text:h>
      <text:p text:style-name="P20">Tekst.</text:p>
      <text:h text:style-name="P54" text:outline-level="2">Implementeringssprog og værktøjer</text:h>
      <text:p text:style-name="P18">Tekst.</text:p>
      <text:h text:style-name="P54" text:outline-level="2">Implementeringsbiblioteker</text:h>
      <text:p text:style-name="P20">Tekst.</text:p>
      <text:h text:style-name="P47" text:outline-level="1"><text:soft-page-break/>Størrelse og ydelse</text:h>
      <text:p text:style-name="P20">Tekst.</text:p>
      <text:h text:style-name="P47" text:outline-level="1">Kvalitet</text:h>
      <text:p text:style-name="P17">Tekst.</text:p>
      <text:h text:style-name="P48" text:outline-level="1">Oversættelse </text:h>
      <text:h text:style-name="P52" text:outline-level="2">Oversættelse-hardware</text:h>
      <text:p text:style-name="P20">Tekst.</text:p>
      <text:h text:style-name="P52" text:outline-level="2">Oversættelse-software</text:h>
      <text:p text:style-name="P42">Tekst.</text:p>
      <text:h text:style-name="P52" text:outline-level="2">Oversættelse og linkning</text:h>
      <text:p text:style-name="P19">Tekst.</text:p>
      <text:h text:style-name="P51" text:outline-level="2">Installation</text:h>
      <text:p text:style-name="P15">Tekst.</text:p>
      <text:p text:style-name="P15"/>
      <text:h text:style-name="P47" text:outline-level="1">Kørsel</text:h>
      <text:h text:style-name="P50" text:outline-level="2">Kørsels-hardware</text:h>
      <text:p text:style-name="P20">Tekst.</text:p>
      <text:h text:style-name="P50" text:outline-level="2">Kørsels-software</text:h>
      <text:p text:style-name="P20">Tekst.</text:p>
      <text:h text:style-name="P50" text:outline-level="2">Start og stop</text:h>
      <text:p text:style-name="P20">Tekst.</text:p>
      <text:h text:style-name="P50" text:outline-level="2"><text:soft-page-break/>Informationsdisplay</text:h>
      <text:p text:style-name="Standard"/>
      <text:p text:style-name="Standard"><text:s/></text:p>
      <text:h text:style-name="P47" text:outline-level="1">Bilag</text:h>
      <text:p text:style-name="P11">Tjek medhørende CD for at se bilage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igur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1" style:family="table">
      <style:table-properties style:width="16.946cm" fo:margin-left="0cm" table:align="left"/>
    </style:style>
    <style:style style:name="Tabel1.A" style:family="table-column">
      <style:table-column-properties style:column-width="5.648cm"/>
    </style:style>
    <style:style style:name="Tabel1.C" style:family="table-column">
      <style:table-column-properties style:column-width="5.65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946cm" fo:margin-left="0cm" table:align="left"/>
    </style:style>
    <style:style style:name="Tabel2.A" style:family="table-column">
      <style:table-column-properties style:column-width="5.648cm"/>
    </style:style>
    <style:style style:name="Tabel2.C" style:family="table-column">
      <style:table-column-properties style:column-width="5.65cm"/>
    </style:style>
    <style:style style:name="Tabel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Standard">
      <style:text-properties style:font-name="Arial1"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801cm" fo:margin-right="2.03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8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949cm" fo:margin-left="0cm" fo:margin-right="0cm" fo:margin-bottom="0cm" style:dynamic-spacing="true"/>
      </style:header-style>
      <style:footer-style>
        <style:header-footer-properties fo:min-height="0.9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header>
        <table:table table:name="Tabel1" table:style-name="Tabel1">
          <table:table-column table:style-name="Tabel1.A" table:number-columns-repeated="2"/>
          <table:table-column table:style-name="Tabel1.C"/>
          <table:table-row>
            <table:table-cell table:style-name="Tabel1.A1" office:value-type="string">
              <text:p text:style-name="MP1">Systemarkitektur – </text:p>
              <text:p text:style-name="MP1">Gruppe 1</text:p>
            </table:table-cell>
            <table:table-cell table:style-name="Tabel1.A1" office:value-type="string">
              <text:p text:style-name="Header"/>
            </table:table-cell>
            <table:table-cell table:style-name="Tabel1.A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el2" table:style-name="Tabel2">
          <table:table-column table:style-name="Tabel2.A" table:number-columns-repeated="2"/>
          <table:table-column table:style-name="Tabel2.C"/>
          <table:table-row>
            <table:table-cell table:style-name="Tabel2.A1" office:value-type="string">
              <text:p text:style-name="MP3">Ingeniørhøjskolen i Århus</text:p>
            </table:table-cell>
            <table:table-cell table:style-name="Tabel2.A1" office:value-type="string">
              <text:p text:style-name="Footer"/>
            </table:table-cell>
            <table:table-cell table:style-name="Tabel2.A1" office:value-type="string">
              <text:p text:style-name="MP4">Side <text:page-number text:select-page="current">11</text:page-number> af <text:page-count>1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2T16:49:34.36</meta:creation-date>
    <dc:date>2012-04-20T17:05:04.79</dc:date>
    <meta:editing-duration>PT20M34S</meta:editing-duration>
    <meta:editing-cycles>15</meta:editing-cycles>
    <meta:generator>LibreOffice/3.5$Windows_x86 LibreOffice_project/dc9775d-05ecbee-0851ad3-1586698-727bf66</meta:generator>
    <meta:document-statistic meta:table-count="3" meta:image-count="1" meta:object-count="0" meta:page-count="11" meta:paragraph-count="194" meta:word-count="575" meta:character-count="4160" meta:non-whitespace-character-count="3835"/>
  </office:meta>
</office:document-meta>
</file>